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Standard" style:list-style-name="L4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ee Space Management in Secondary Storage</text:p>
      <text:p text:style-name="Standard"/>
      <text:p text:style-name="P1">Free-space list</text:p>
      <text:p text:style-name="Standard">A data structure which records all free disk blocks – those not allocated to some file or directory. The free disk blocks listed here are made use during allocation. The free-space list is augmented when files are deleted</text:p>
      <text:p text:style-name="Standard"/>
      <text:p text:style-name="P1">Bit Vector or Bit Map</text:p>
      <text:list xml:id="list15962342371" text:style-name="L1">
        <text:list-item>
          <text:p text:style-name="P4">Free-space list is implemented as a bit-map or a bit-vector with each block represented by 1 bit. If the block is free, the bit is 1; if the block is allocated the bit is 0.</text:p>
        </text:list-item>
        <text:list-item>
          <text:p text:style-name="P4">Note: Even though bitmaps are data structures which make sense only during the running of an operating system, they must still be backed up on storage as a crash of an operating system necessitates the restoring of the operating system to its previous state which includes the previous state of memory allocation.</text:p>
        </text:list-item>
        <text:list-item>
          <text:p text:style-name="P4">Advantages</text:p>
          <text:list>
            <text:list-item>
              <text:p text:style-name="P4">This implementation is relatively simple.</text:p>
            </text:list-item>
            <text:list-item>
              <text:p text:style-name="P4">Efficient operations in terms of finding the first free block or n consecutive free blocks.</text:p>
              <text:list>
                <text:list-item>
                  <text:p text:style-name="P4">To find the first free block check successive words of the bitmap until a non 0 word is obtained. This word is then scanned linearly to find the location of the free block</text:p>
                </text:list-item>
              </text:list>
            </text:list-item>
          </text:list>
        </text:list-item>
        <text:list-item>
          <text:p text:style-name="P4">Disadvantages</text:p>
          <text:list>
            <text:list-item>
              <text:p text:style-name="P4">Bit vectors are inefficient unless kept entirely in main memory. This may not be possible for large disk with big bitmaps.</text:p>
              <text:p text:style-name="P4"/>
            </text:list-item>
          </text:list>
        </text:list-item>
      </text:list>
      <text:p text:style-name="P1">Linked list</text:p>
      <text:list xml:id="list339725845" text:style-name="L2">
        <text:list-item>
          <text:p text:style-name="P5">Maintain all the free blocks as a linked list, with the pointer to the first free block in the list cached.</text:p>
        </text:list-item>
        <text:list-item>
          <text:p text:style-name="P5">Although traversing the list is inefficient, the most frequent operation is just accessing the first free block for the purposes of allocation.</text:p>
        </text:list-item>
        <text:list-item>
          <text:p text:style-name="P5">If the pointer to the free list is lost, reconstruction of the free list would entail garbage collection.</text:p>
        </text:list-item>
        <text:list-item>
          <text:p text:style-name="P5">A scheme to ensure that the pointer is never lost due to memory failure is to store it on the disk.</text:p>
        </text:list-item>
      </text:list>
      <text:p text:style-name="P3"/>
      <text:p text:style-name="P1">Grouping disk address in free blocks</text:p>
      <text:list xml:id="list1223925995" text:style-name="L3">
        <text:list-item>
          <text:p text:style-name="P6">A modification of the linked list approach.</text:p>
        </text:list-item>
        <text:list-item>
          <text:p text:style-name="P6">The first of n free blocks stores addresses of the remaining m free blocks and so on</text:p>
        </text:list-item>
        <text:list-item>
          <text:p text:style-name="P6">The addresses of large number of free blocks can now be found quickly unlike the linked list approach.</text:p>
        </text:list-item>
      </text:list>
      <text:p text:style-name="P3"/>
      <text:p text:style-name="P1">Storing count of contiguous free blocks in free blocks</text:p>
      <text:list xml:id="list347937983" text:style-name="L4">
        <text:list-item>
          <text:p text:style-name="P7">Makes use of the fact that several contiguous blocks may be allocated or freed simultaneously, particularly when space is allocated through contiguous-allocation algorithm or clustering</text:p>
        </text:list-item>
        <text:list-item>
          <text:p text:style-name="P7">Each entry of the free list now consists of a disk address and a number signifying the number of contiguous free blocks ahead.</text:p>
        </text:list-item>
        <text:list-item>
          <text:p text:style-name="P7">Theses entries can be stored in a B-tree rather than a linked list for efficient lookup, insertion, and deletion.</text:p>
        </text:list-item>
      </text:list>
      <text:p text:style-name="P3"/>
      <text:p text:style-name="P1">Some file systems allow disk storage to be allocated at different levels <text:s/>of granularity. How could we take advantage of this flexibility to improve performance? What modifications would have to be made to the free-space management <text:s/>scheme in order to support this <text:soft-page-break/>feature? </text:p>
      <text:p text:style-name="Standard"><text:s/>Such a scheme would decrease internal fragmentation. If a <text:s/>file is 5KB, then it could be allocated a 4KB block and two contiguous <text:s text:c="2"/>512-byte blocks. In addition to maintaining the usual structure to keep track of free blocks, <text:s/>one would also have to maintain extra state regarding which of the sub-blocks are currently being used inside a block. The allocator would then have to examine this extra state to allocate sub-blocks and coallesce the sub-blocks to obtain the larger block when all of the sub-blocks become free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7-25T06:29:11</meta:creation-date>
    <dc:date>2012-08-08T08:16:26</dc:date>
    <dc:creator>Kempa </dc:creator>
    <meta:editing-duration>PT1H34M35S</meta:editing-duration>
    <meta:editing-cycles>13</meta:editing-cycles>
    <meta:generator>LibreOffice/3.5$Linux_x86 LibreOffice_project/350m1$Build-2</meta:generator>
    <meta:document-statistic meta:table-count="0" meta:image-count="0" meta:object-count="0" meta:page-count="2" meta:paragraph-count="27" meta:word-count="570" meta:character-count="3257" meta:non-whitespace-character-count="2723"/>
  </office:meta>
</office:document-meta>
</file>